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015cm" style:rel-column-width="2276*"/>
    </style:style>
    <style:style style:name="Tableau1.B" style:family="table-column">
      <style:table-column-properties style:column-width="3.891cm" style:rel-column-width="2206*"/>
    </style:style>
    <style:style style:name="Tableau1.C" style:family="table-column">
      <style:table-column-properties style:column-width="4.203cm" style:rel-column-width="2383*"/>
    </style:style>
    <style:style style:name="Tableau1.D" style:family="table-column">
      <style:table-column-properties style:column-width="2.178cm" style:rel-column-width="1235*"/>
    </style:style>
    <style:style style:name="Tableau1.E" style:family="table-column">
      <style:table-column-properties style:column-width="2.713cm" style:rel-column-width="153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46c9" officeooo:paragraph-rsid="001d46c9"/>
    </style:style>
    <style:style style:name="P2" style:family="paragraph" style:parent-style-name="Standard">
      <style:text-properties officeooo:rsid="001d46c9" officeooo:paragraph-rsid="0023efe7"/>
    </style:style>
    <style:style style:name="P3" style:family="paragraph" style:parent-style-name="Standard">
      <style:text-properties officeooo:rsid="001dd556" officeooo:paragraph-rsid="001dd556"/>
    </style:style>
    <style:style style:name="P4" style:family="paragraph" style:parent-style-name="Standard">
      <style:text-properties officeooo:rsid="001dd556" officeooo:paragraph-rsid="0023efe7"/>
    </style:style>
    <style:style style:name="P5" style:family="paragraph" style:parent-style-name="Standard">
      <style:text-properties officeooo:rsid="002048d8" officeooo:paragraph-rsid="002048d8"/>
    </style:style>
    <style:style style:name="P6" style:family="paragraph" style:parent-style-name="Standard">
      <style:text-properties officeooo:rsid="00210256" officeooo:paragraph-rsid="00210256"/>
    </style:style>
    <style:style style:name="P7" style:family="paragraph" style:parent-style-name="Standard">
      <style:text-properties officeooo:rsid="00229fc6" officeooo:paragraph-rsid="00229fc6"/>
    </style:style>
    <style:style style:name="P8" style:family="paragraph" style:parent-style-name="Standard">
      <style:text-properties officeooo:rsid="0023efe7" officeooo:paragraph-rsid="0023efe7"/>
    </style:style>
    <style:style style:name="P9" style:family="paragraph" style:parent-style-name="Standard">
      <style:text-properties officeooo:rsid="0024b8e5" officeooo:paragraph-rsid="0024b8e5"/>
    </style:style>
    <style:style style:name="P10" style:family="paragraph" style:parent-style-name="Standard">
      <style:text-properties officeooo:rsid="0026a158" officeooo:paragraph-rsid="0026a158"/>
    </style:style>
    <style:style style:name="P11" style:family="paragraph" style:parent-style-name="Standard">
      <style:paragraph-properties fo:break-before="page"/>
      <style:text-properties officeooo:rsid="002048d8" officeooo:paragraph-rsid="002048d8"/>
    </style:style>
    <style:style style:name="P12" style:family="paragraph" style:parent-style-name="Table_20_Contents">
      <style:paragraph-properties fo:text-align="center" style:justify-single-word="false"/>
      <style:text-properties officeooo:rsid="00218d21" officeooo:paragraph-rsid="00218d21"/>
    </style:style>
    <style:style style:name="P13" style:family="paragraph" style:parent-style-name="Table_20_Contents">
      <style:text-properties officeooo:rsid="00229fc6" officeooo:paragraph-rsid="00229fc6"/>
    </style:style>
    <style:style style:name="P14" style:family="paragraph" style:parent-style-name="Table_20_Contents">
      <style:paragraph-properties fo:text-align="center" style:justify-single-word="false"/>
      <style:text-properties officeooo:rsid="00229fc6" officeooo:paragraph-rsid="00229fc6"/>
    </style:style>
    <style:style style:name="P15" style:family="paragraph" style:parent-style-name="Table_20_Contents">
      <style:text-properties fo:font-weight="bold" officeooo:rsid="00229fc6" officeooo:paragraph-rsid="00229fc6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officeooo:rsid="0022d3f1" officeooo:paragraph-rsid="0022d3f1"/>
    </style:style>
    <style:style style:name="P17" style:family="paragraph" style:parent-style-name="Table_20_Contents">
      <style:text-properties officeooo:rsid="0022d3f1" officeooo:paragraph-rsid="0022d3f1"/>
    </style:style>
    <style:style style:name="P18" style:family="paragraph">
      <loext:graphic-properties draw:fill="solid" draw:fill-color="#ffffff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solid" draw:fill-color="#ffffff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2d3f1"/>
    </style:style>
    <style:style style:name="T3" style:family="text">
      <style:text-properties officeooo:rsid="0023efe7"/>
    </style:style>
    <style:style style:name="T4" style:family="text">
      <style:text-properties officeooo:rsid="0026a158"/>
    </style:style>
    <style:style style:name="T5" style:family="text">
      <style:text-properties fo:color="#66cc00"/>
    </style:style>
    <style:style style:name="gr1" style:family="graphic">
      <style:graphic-properties draw:fill="solid" draw:fill-color="#ffffff" draw:textarea-horizontal-align="justify" draw:textarea-vertical-align="middle" draw:auto-grow-height="false" fo:min-height="10.712cm" fo:min-width="9.5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0.2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0.7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0.527cm" fo:min-width="6.8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ffff" draw:textarea-horizontal-align="justify" draw:textarea-vertical-align="middle" draw:auto-grow-height="false" fo:min-height="10.529cm" fo:min-width="6.8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0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IV/ </text:span>Petterson généralisé a 3 processus :</text:p>
      <text:p text:style-name="Standard"/>
      <text:p text:style-name="Standard"><draw:custom-shape text:anchor-type="paragraph" draw:z-index="0" draw:name="Forme1" draw:style-name="gr1" draw:text-style-name="P18" svg:width="9.595cm" svg:height="10.713cm" svg:x="-1.817cm" svg:y="0.037cm"><text:p/><draw:enhanced-geometry svg:viewBox="0 0 21600 21600" draw:type="rectangle" draw:enhanced-path="M 0 0 L 21600 0 21600 21600 0 21600 0 0 Z N"/></draw:custom-shape><draw:frame text:anchor-type="paragraph" draw:z-index="1" draw:name="Forme4" draw:style-name="gr2" draw:text-style-name="P19" svg:width="9.595cm" svg:height="10.226cm" svg:x="-1.817cm" svg:y="0.037cm"><draw:text-box><text:p/><text:p/><text:p>Processus 1</text:p><text:p/><text:p><text:s text:c="2"/>Début</text:p><text:p><text:tab/>Tant que vrai FAIRE</text:p><text:p><text:tab/>Debut</text:p><text:p><text:tab/><text:tab/><text:span text:style-name="T5">(a1)</text:span><text:tab/>d1 = vrai;</text:p><text:p><text:tab/><text:span text:style-name="T5">(b1)</text:span> <text:s text:c="5"/>tour = 2; </text:p><text:p><text:tab/><text:tab/><text:tab/>Tant que ((Tour != 1) et (d2 = Vrai ou d3=vrai))</text:p><text:p><text:tab/><text:tab/><text:tab/><text:tab/>Debut</text:p><text:p><text:tab/><text:tab/><text:span text:style-name="T5">(c1)</text:span><text:tab/><text:tab/><text:tab/><text:tab/> «Attente» ;</text:p><text:p><text:tab/><text:tab/><text:tab/><text:tab/>Fin tant que <text:tab/></text:p><text:p><text:tab/><text:tab/><text:span text:style-name="T5">&lt;SC&gt;</text:span><text:tab/>« Section Critique» </text:p><text:p><text:tab/><text:tab/><text:tab/>d1=Faux ;</text:p><text:p><text:tab/>Fin tant que </text:p><text:p><text:s text:c="2"/>FIN</text:p><text:p/><text:p/><text:p/></draw:text-box></draw:frame><draw:custom-shape text:anchor-type="paragraph" draw:z-index="2" draw:name="Forme1" draw:style-name="gr1" draw:text-style-name="P18" svg:width="9.595cm" svg:height="10.713cm" svg:x="8.266cm" svg:y="0.037cm"><text:p/><draw:enhanced-geometry svg:viewBox="0 0 21600 21600" draw:type="rectangle" draw:enhanced-path="M 0 0 L 21600 0 21600 21600 0 21600 0 0 Z N"/></draw:custom-shape><draw:frame text:anchor-type="paragraph" draw:z-index="4" draw:name="Forme4" draw:style-name="gr3" draw:text-style-name="P19" svg:width="9.595cm" svg:height="10.713cm" svg:x="8.266cm" svg:y="0.037cm"><draw:text-box><text:p/><text:p/><text:p>Processus 2</text:p><text:p/><text:p><text:s text:c="2"/>Début</text:p><text:p><text:tab/>Tant que vrai FAIRE</text:p><text:p><text:tab/>Debut</text:p><text:p><text:tab/><text:tab/><text:span text:style-name="T5">(a2)</text:span><text:tab/>d2 = vrai;</text:p><text:p><text:tab/><text:span text:style-name="T5">(b2)</text:span> <text:s text:c="5"/>tour = 3; </text:p><text:p><text:tab/><text:tab/><text:tab/>Tant que ((Tour != 2) et (d1 = Vrai ou d3=vrai))</text:p><text:p><text:tab/><text:tab/><text:tab/><text:tab/>Debut</text:p><text:p><text:tab/><text:tab/><text:span text:style-name="T5">(c2)</text:span><text:tab/><text:tab/><text:tab/><text:tab/> «Attente» ;</text:p><text:p><text:tab/><text:tab/><text:tab/><text:tab/>Fin tant que <text:tab/></text:p><text:p><text:tab/><text:tab/><text:span text:style-name="T5">&lt;SC&gt;</text:span><text:tab/>« Section Critique» </text:p><text:p><text:tab/><text:tab/><text:tab/>d2=Faux ;</text:p><text:p><text:tab/>Fin tant que </text:p><text:p><text:s text:c="2"/>FIN</text:p><text:p/><text:p/><text:p/></draw:text-box></draw:frame></text:p>
      <text:p text:style-name="Standard"><draw:custom-shape text:anchor-type="paragraph" draw:z-index="3" draw:name="Forme1" draw:style-name="gr1" draw:text-style-name="P18" svg:width="9.595cm" svg:height="10.713cm" svg:x="8.266cm" svg:y="10.733cm"><text:p/><draw:enhanced-geometry svg:viewBox="0 0 21600 21600" draw:type="rectangle" draw:enhanced-path="M 0 0 L 21600 0 21600 21600 0 21600 0 0 Z N"/></draw:custom-shape><draw:frame text:anchor-type="paragraph" draw:z-index="5" draw:name="Forme4" draw:style-name="gr3" draw:text-style-name="P19" svg:width="9.595cm" svg:height="10.713cm" svg:x="8.266cm" svg:y="10.733cm"><draw:text-box><text:p/><text:p/><text:p>Processus 3</text:p><text:p/><text:p><text:s text:c="2"/>Début</text:p><text:p><text:tab/>Tant que vrai FAIRE</text:p><text:p><text:tab/>Debut</text:p><text:p><text:tab/><text:tab/><text:span text:style-name="T5">(a3)</text:span><text:tab/>d3 = vrai;</text:p><text:p><text:tab/><text:span text:style-name="T5">(b3)</text:span> <text:s text:c="5"/>tour = 1; </text:p><text:p><text:tab/><text:tab/><text:tab/>Tant que ((Tour != 3) et (d1 = Vrai ou d2=vrai))</text:p><text:p><text:tab/><text:tab/><text:tab/><text:tab/>Debut</text:p><text:p><text:tab/><text:tab/><text:span text:style-name="T5">(c3)</text:span><text:tab/><text:tab/><text:tab/> «Attente» ;</text:p><text:p><text:tab/><text:tab/><text:tab/><text:tab/>Fin tant que <text:tab/></text:p><text:p><text:tab/><text:tab/><text:span text:style-name="T5">&lt;SC&gt;</text:span><text:tab/>« Section Critique» </text:p><text:p><text:tab/><text:tab/><text:tab/>d3=Faux ;</text:p><text:p><text:tab/><text:tab/>Fin tant que </text:p><text:p><text:s text:c="2"/>FIN</text:p><text:p/><text:p/><text:p/></draw:text-box></draw:frame></text:p>
      <text:p text:style-name="P11">Pp1 : </text:p>
      <text:p text:style-name="P5"><text:tab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2">Processus 1</text:p>
          </table:table-cell>
          <table:table-cell table:style-name="Tableau1.A1" office:value-type="string">
            <text:p text:style-name="P12">Processus 2</text:p>
          </table:table-cell>
          <table:table-cell table:style-name="Tableau1.A1" office:value-type="string">
            <text:p text:style-name="P16">tour</text:p>
          </table:table-cell>
          <table:table-cell table:style-name="Tableau1.A1" office:value-type="string">
            <text:p text:style-name="P14">d1</text:p>
          </table:table-cell>
          <table:table-cell table:style-name="Tableau1.E1" office:value-type="string">
            <text:p text:style-name="P14">d2</text:p>
          </table:table-cell>
        </table:table-row>
        <table:table-row>
          <table:table-cell table:style-name="Tableau1.A2" office:value-type="string">
            <text:p text:style-name="P13">a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3">Vrai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3">b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7">2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5">SC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3">a2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13">Vrai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3">b2</text:p>
          </table:table-cell>
          <table:table-cell table:style-name="Tableau1.A2" office:value-type="string">
            <text:p text:style-name="P17">3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5">SC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P5"/>
      <text:p text:style-name="P7">Deux processus en section critique, propriété non respectée !</text:p>
      <text:p text:style-name="P6"/>
      <text:p text:style-name="P6">Pp2 : <text:span text:style-name="T2">Le processus 3 doit attendre que tour soit a 3 pour pouvoir entrer en section critique, or seul le processus 2 peut mettre tour a 3 donc le processus 3 rentrera forcement après le processus 2, propriété non respecté !</text:span></text:p>
      <text:p text:style-name="P6"/>
      <text:p text:style-name="P6">Pp3 : <text:span text:style-name="T3">Quand le processus 2 sort de section critique il passe la variable d2 a faux ce qui permettra forcément au autre processus de pouvoir entrer en SC, propriété respecté. </text:span></text:p>
      <text:p text:style-name="P6"/>
      <text:p text:style-name="P6">Interblocage : <text:span text:style-name="T3">Le processus 1 passe d1 a vrai, puis le processus 2 passe d2 a vrai, le processus 1 passe tour a 2 puis le processus 2 passe tour a 3. Le processus 1 et 2 se retrouve en attente : il y a interblocage.</text:span></text:p>
      <text:p text:style-name="P6"/>
      <text:p text:style-name="P8">Équité : Chaque processus passe la main au processus suivant grâce à la variable tour. Propriété respecté. <text:s/></text:p>
      <text:p text:style-name="P5"/>
      <text:p text:style-name="P1"><text:span text:style-name="T1"/></text:p>
      <text:p text:style-name="P8">V/Solution</text:p>
      <text:p text:style-name="P9">Je vire tour (b) je regarde si le suivant veut rentre<text:span text:style-name="T4">r</text:span>, si oui je lui donne le tour, sinon je regarde celui d’après <text:span text:style-name="T4">s’il veut je lui donne s’il ne veut pas je ne change pas le tour.</text:span></text:p>
      <text:p text:style-name="P10">En sortant de la section critique je met tour au suivant.</text:p>
      <text:p text:style-name="P10"/>
      <text:p text:style-name="P3"><draw:custom-shape text:anchor-type="paragraph" draw:z-index="6" draw:name="Forme1" draw:style-name="gr4" draw:text-style-name="P18" svg:width="6.852cm" svg:height="10.528cm" svg:x="11.931cm" svg:y="0.034cm"><text:p/><draw:enhanced-geometry svg:viewBox="0 0 21600 21600" draw:type="rectangle" draw:enhanced-path="M 0 0 L 21600 0 21600 21600 0 21600 0 0 Z N"/></draw:custom-shape><draw:custom-shape text:anchor-type="paragraph" draw:z-index="7" draw:name="Forme1" draw:style-name="gr4" draw:text-style-name="P18" svg:width="6.852cm" svg:height="10.528cm" svg:x="-1.776cm" svg:y="0.032cm"><text:p/><draw:enhanced-geometry svg:viewBox="0 0 21600 21600" draw:type="rectangle" draw:enhanced-path="M 0 0 L 21600 0 21600 21600 0 21600 0 0 Z N"/></draw:custom-shape><draw:custom-shape text:anchor-type="paragraph" draw:z-index="8" draw:name="Forme1" draw:style-name="gr5" draw:text-style-name="P20" svg:width="6.853cm" svg:height="10.529cm" svg:x="5.075cm" svg:y="0.034cm"><text:p/><draw:enhanced-geometry svg:viewBox="0 0 21600 21600" draw:type="rectangle" draw:enhanced-path="M 0 0 L 21600 0 21600 21600 0 21600 0 0 Z N"/></draw:custom-shape><draw:frame text:anchor-type="paragraph" draw:z-index="11" draw:name="Forme4" draw:style-name="gr6" draw:text-style-name="P19" svg:width="6.853cm" svg:height="10.715cm" svg:x="-1.776cm" svg:y="0.034cm"><draw:text-box><text:p>Processus 1</text:p><text:p/><text:p><text:s text:c="2"/>Début</text:p><text:p><text:tab/>Tant que vrai FAIRE</text:p><text:p><text:tab/>Debut</text:p><text:p><text:tab/><text:tab/><text:span text:style-name="T5">(a1)</text:span><text:tab/>d1 = vrai;</text:p><text:p><text:tab/><text:span text:style-name="T5">(b1)</text:span> <text:s text:c="3"/><text:tab/>si (d2= vrai)</text:p><text:p><text:tab/><text:tab/><text:tab/><text:tab/>tour=2 ;</text:p><text:p><text:tab/><text:tab/><text:tab/>sinon si (d3 = vrai)</text:p><text:p><text:tab/><text:tab/><text:tab/><text:tab/>tour = 3 ;</text:p><text:p><text:tab/><text:tab/><text:tab/>Tant que ((Tour != 1) et (d2 = Vrai ou d3=vrai))</text:p><text:p><text:tab/><text:tab/><text:tab/><text:tab/>Debut</text:p><text:p><text:tab/><text:tab/><text:span text:style-name="T5">(c1)</text:span><text:tab/><text:tab/><text:tab/><text:tab/> «Attente» ;</text:p><text:p><text:tab/><text:tab/><text:tab/><text:tab/>Fin tant que <text:tab/></text:p><text:p><text:tab/><text:tab/><text:span text:style-name="T5">&lt;SC&gt;</text:span><text:tab/>« Section Critique» </text:p><text:p><text:tab/><text:tab/>tour=2 ;</text:p><text:p><text:tab/>Fin tant que </text:p><text:p><text:s text:c="2"/>FIN</text:p><text:p/></draw:text-box></draw:frame><draw:frame text:anchor-type="paragraph" draw:z-index="10" draw:name="Forme4" draw:style-name="gr7" draw:text-style-name="P19" svg:width="6.853cm" svg:height="10.043cm" svg:x="5.078cm" svg:y="0.22cm"><draw:text-box><text:p>Processus 2</text:p><text:p/><text:p><text:s text:c="2"/>Début</text:p><text:p><text:tab/>Tant que vrai FAIRE</text:p><text:p><text:tab/>Debut</text:p><text:p><text:tab/><text:tab/><text:span text:style-name="T5">(a1)</text:span><text:tab/>d2 = vrai;</text:p><text:p><text:tab/><text:span text:style-name="T5">(b1)</text:span> <text:s text:c="5"/>si (d3= vrai)</text:p><text:p><text:tab/><text:tab/><text:tab/><text:tab/>tour=3 ;</text:p><text:p><text:tab/><text:tab/><text:tab/>sinon si (d1 = vrai)</text:p><text:p><text:tab/><text:tab/><text:tab/><text:tab/>tour = 1 ;</text:p><text:p><text:tab/><text:tab/><text:tab/>Tant que ((Tour != 2) et (d3 = Vrai ou d1=vrai))</text:p><text:p><text:tab/><text:tab/><text:tab/><text:tab/>Debut</text:p><text:p><text:tab/><text:tab/><text:span text:style-name="T5">(c1)</text:span><text:tab/><text:tab/><text:tab/><text:tab/> «Attente» ;</text:p><text:p><text:tab/><text:tab/><text:tab/><text:tab/>Fin tant que <text:tab/></text:p><text:p><text:tab/><text:tab/><text:span text:style-name="T5">&lt;SC&gt;</text:span><text:tab/>« Section Critique» </text:p><text:p><text:tab/><text:tab/><text:tab/>tour=3 ;</text:p><text:p><text:tab/>Fin tant que </text:p><text:p><text:s text:c="2"/>FIN</text:p></draw:text-box></draw:frame><draw:frame text:anchor-type="paragraph" draw:z-index="9" draw:name="Forme4" draw:style-name="gr6" draw:text-style-name="P19" svg:width="6.852cm" svg:height="10.715cm" svg:x="12.146cm" svg:y="0.034cm"><draw:text-box><text:p>Processus 3</text:p><text:p/><text:p><text:s text:c="2"/>Début</text:p><text:p><text:tab/>Tant que vrai FAIRE</text:p><text:p><text:tab/>Debut</text:p><text:p><text:tab/><text:tab/><text:span text:style-name="T5">(a1)</text:span><text:tab/>d3 = vrai;</text:p><text:p><text:tab/><text:span text:style-name="T5">(b1)</text:span> <text:s text:c="5"/>si (d1= vrai)</text:p><text:p><text:tab/><text:tab/><text:tab/><text:tab/>tour=1 ;</text:p><text:p><text:tab/><text:tab/><text:tab/>sinon si (d2 = vrai)</text:p><text:p><text:tab/><text:tab/><text:tab/><text:tab/>tour = 2 ;</text:p><text:p><text:tab/><text:tab/><text:tab/>Tant que ((Tour != 3) et (d1 = Vrai ou d2=vrai))</text:p><text:p><text:tab/><text:tab/><text:tab/><text:tab/>Debut</text:p><text:p><text:tab/><text:tab/><text:span text:style-name="T5">(c1)</text:span><text:tab/><text:tab/><text:tab/><text:tab/> «Attente» ;</text:p><text:p><text:tab/><text:tab/><text:tab/><text:tab/>Fin tant que <text:tab/></text:p><text:p><text:tab/><text:tab/><text:span text:style-name="T5">&lt;SC&gt;</text:span><text:tab/>« Section Critique» </text:p><text:p><text:tab/><text:tab/>tour=1 ;</text:p><text:p><text:tab/>Fin tant que </text:p><text:p><text:s text:c="2"/>FIN</text:p><text:p/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"><text:span text:style-name="T1">Annexes </text:span>: </text:p>
      <text:p text:style-name="P4"/>
      <text:p text:style-name="P4">Dekker 1 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3:15:20.982158560</meta:creation-date>
    <dc:date>2019-05-10T19:16:00.238113205</dc:date>
    <meta:editing-duration>PT16M8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3" meta:paragraph-count="28" meta:word-count="226" meta:character-count="1148" meta:non-whitespace-character-count="943"/>
  </office:meta>
</office:document-meta>
</file>